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6ee" officeooo:paragraph-rsid="001ac6ee"/>
    </style:style>
    <style:style style:name="P2" style:family="paragraph" style:parent-style-name="Standard" style:list-style-name="L1">
      <style:text-properties officeooo:rsid="001ac6ee" officeooo:paragraph-rsid="001ac6ee"/>
    </style:style>
    <style:style style:name="P3" style:family="paragraph" style:parent-style-name="Standard" style:list-style-name="L1">
      <style:text-properties officeooo:rsid="001ac6ee" officeooo:paragraph-rsid="001dbd32"/>
    </style:style>
    <style:style style:name="P4" style:family="paragraph" style:parent-style-name="Standard" style:list-style-name="L2">
      <style:text-properties officeooo:rsid="001ac6ee" officeooo:paragraph-rsid="001ac6ee"/>
    </style:style>
    <style:style style:name="P5" style:family="paragraph" style:parent-style-name="Standard" style:list-style-name="L2">
      <style:text-properties officeooo:rsid="001ac6ee" officeooo:paragraph-rsid="001ce795"/>
    </style:style>
    <style:style style:name="P6" style:family="paragraph" style:parent-style-name="Standard">
      <style:text-properties officeooo:rsid="001ac6ee" officeooo:paragraph-rsid="001dbd32"/>
    </style:style>
    <style:style style:name="P7" style:family="paragraph" style:parent-style-name="Standard" style:list-style-name="L1">
      <style:text-properties officeooo:rsid="001ce795" officeooo:paragraph-rsid="001ce795"/>
    </style:style>
    <style:style style:name="P8" style:family="paragraph" style:parent-style-name="Standard" style:list-style-name="L1">
      <style:text-properties officeooo:rsid="001ce795" officeooo:paragraph-rsid="001dbd32"/>
    </style:style>
    <style:style style:name="P9" style:family="paragraph" style:parent-style-name="Standard" style:list-style-name="L4">
      <style:text-properties officeooo:rsid="001dbd32" officeooo:paragraph-rsid="001dbd32"/>
    </style:style>
    <style:style style:name="P10" style:family="paragraph" style:parent-style-name="Standard">
      <style:text-properties officeooo:rsid="001dbd32" officeooo:paragraph-rsid="001dbd32"/>
    </style:style>
    <style:style style:name="P11" style:family="paragraph" style:parent-style-name="Standard" style:list-style-name="L6">
      <style:text-properties officeooo:rsid="001dbd32" officeooo:paragraph-rsid="001dbd32"/>
    </style:style>
    <style:style style:name="P12" style:family="paragraph" style:parent-style-name="Standard" style:list-style-name="L1">
      <style:text-properties officeooo:rsid="001dbd32" officeooo:paragraph-rsid="001dbd32"/>
    </style:style>
    <style:style style:name="P13" style:family="paragraph" style:parent-style-name="Standard" style:list-style-name="L4">
      <style:text-properties officeooo:rsid="001e51b6" officeooo:paragraph-rsid="001e51b6"/>
    </style:style>
    <style:style style:name="T1" style:family="text">
      <style:text-properties officeooo:rsid="001ce795"/>
    </style:style>
    <style:style style:name="T2" style:family="text">
      <style:text-properties officeooo:rsid="001dbd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 UP FORM <text:span text:style-name="T2">employee</text:span></text:p>
      <text:list xml:id="list3810068904" text:style-name="L1">
        <text:list-item>
          <text:p text:style-name="P7">first name</text:p>
        </text:list-item>
        <text:list-item>
          <text:p text:style-name="P7">last name</text:p>
        </text:list-item>
        <text:list-item>
          <text:p text:style-name="P7">middle name</text:p>
        </text:list-item>
        <text:list-item>
          <text:p text:style-name="P2">username*optional*</text:p>
        </text:list-item>
        <text:list-item>
          <text:p text:style-name="P2">address</text:p>
        </text:list-item>
        <text:list-item>
          <text:p text:style-name="P2">user type(<text:span text:style-name="T1">employee/employer</text:span>)</text:p>
        </text:list-item>
        <text:list-item>
          <text:p text:style-name="P2">email-address</text:p>
        </text:list-item>
        <text:list-item>
          <text:p text:style-name="P2">contact number</text:p>
        </text:list-item>
      </text:list>
      <text:p text:style-name="P6">SIGN UP FORM <text:span text:style-name="T2">employer</text:span></text:p>
      <text:list xml:id="list135603354812683" text:continue-numbering="true" text:style-name="L1">
        <text:list-item>
          <text:p text:style-name="P12">company</text:p>
        </text:list-item>
        <text:list-item>
          <text:p text:style-name="P3">username*optional*</text:p>
        </text:list-item>
        <text:list-item>
          <text:p text:style-name="P3"><text:span text:style-name="T2">company </text:span>address</text:p>
        </text:list-item>
        <text:list-item>
          <text:p text:style-name="P3">user type(<text:span text:style-name="T1">employee/employer</text:span>)</text:p>
        </text:list-item>
        <text:list-item>
          <text:p text:style-name="P3">email-address</text:p>
        </text:list-item>
        <text:list-item>
          <text:p text:style-name="P3">contact number</text:p>
        </text:list-item>
      </text:list>
      <text:p text:style-name="P1">LOGIN FORM</text:p>
      <text:list xml:id="list3178410196" text:style-name="L2">
        <text:list-item>
          <text:p text:style-name="P4">username/email</text:p>
        </text:list-item>
        <text:list-item>
          <text:p text:style-name="P5">password</text:p>
        </text:list-item>
        <text:list-item>
          <text:p text:style-name="P5"><text:span text:style-name="T1">forgot password link</text:span></text:p>
        </text:list-item>
        <text:list-item>
          <text:p text:style-name="P5"><text:span text:style-name="T1">sign-up here button</text:span></text:p>
        </text:list-item>
        <text:list-item>
          <text:p text:style-name="P5"><text:span text:style-name="T1">login button</text:span><text:tab/></text:p>
        </text:list-item>
      </text:list>
      <text:p text:style-name="P1">MAIN FORM – <text:span text:style-name="T2">auto-filter based on location</text:span></text:p>
      <text:list xml:id="list1386867814" text:style-name="L4">
        <text:list-item>
          <text:p text:style-name="P9">job list container</text:p>
          <text:list>
            <text:list-item>
              <text:p text:style-name="P9">job name</text:p>
            </text:list-item>
            <text:list-item>
              <text:p text:style-name="P9">location</text:p>
            </text:list-item>
            <text:list-item>
              <text:p text:style-name="P9">salary approximate</text:p>
            </text:list-item>
          </text:list>
        </text:list-item>
        <text:list-item>
          <text:p text:style-name="P13">search filter</text:p>
        </text:list-item>
      </text:list>
      <text:p text:style-name="P10">PROFILE FORM</text:p>
      <text:list xml:id="list2023329312" text:style-name="L6">
        <text:list-item>
          <text:p text:style-name="P11">profile image</text:p>
        </text:list-item>
        <text:list-item>
          <text:p text:style-name="P11">biodata</text:p>
        </text:list-item>
        <text:list-item>
          <text:p text:style-name="P11">tag(career description)</text:p>
        </text:list-item>
        <text:list-item>
          <text:p text:style-name="P11">first name</text:p>
        </text:list-item>
        <text:list-item>
          <text:p text:style-name="P11">last name</text:p>
        </text:list-item>
        <text:list-item>
          <text:p text:style-name="P11">address</text:p>
        </text:list-item>
        <text:list-item>
          <text:p text:style-name="P11">user type</text:p>
        </text:list-item>
        <text:list-item>
          <text:p text:style-name="P11">email address</text:p>
        </text:list-item>
        <text:list-item>
          <text:p text:style-name="P11">contact number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3:05:31.533000000</meta:creation-date>
    <dc:date>2019-10-30T13:56:01.500000000</dc:date>
    <meta:editing-duration>PT10M56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38" meta:word-count="109" meta:character-count="587" meta:non-whitespace-character-count="547"/>
  </office:meta>
</office:document-meta>
</file>